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shapes>
          <draw:frame draw:z-index="0" draw:style-name="gr1" draw:text-style-name="P1" svg:width="18.068cm" svg:height="11.592cm" svg:x="4.072cm" svg:y="1.39cm">
            <draw:object draw:notify-on-update-of-ranges="data1.B1:data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214709.3" calcext:value-type="float">
            <text:p>21470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2T23:27:33.940032510</dc:date>
    <meta:editing-duration>PT11M11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 draw:fill-gradient-name="Pastel_20_Bouquet" draw:fill-hatch-name="Black_20_0_20_Degrees" draw:fill-image-name="ChartBitmap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69cm" svg:height="11.593cm" xlink:href=".." xlink:type="simple" chart:class="chart:bar" chart:style-name="ch1">
        <chart:title svg:x="7.141cm" svg:y="0.367cm" chart:style-name="ch2">
          <text:p>Always zero hash</text:p>
        </chart:title>
        <chart:plot-area chart:style-name="ch3" table:cell-range-address="data1.B1:data1.B101" svg:x="1.362cm" svg:y="1.403cm" svg:width="16.346cm" svg:height="8.988cm">
          <chart:coordinate-region svg:x="2.375cm" svg:y="1.605cm" svg:width="15.265cm" svg:height="7.847cm"/>
          <chart:axis chart:dimension="x" chart:name="primary-x" chart:style-name="ch4">
            <chart:title svg:x="8.991cm" svg:y="10.622cm" chart:style-name="ch5">
              <text:p>Basket</text:p>
            </chart:title>
          </chart:axis>
          <chart:axis chart:dimension="y" chart:name="primary-y" chart:style-name="ch6">
            <chart:title svg:x="0.451cm" svg:y="6.621cm" chart:style-name="ch7">
              <text:p>Collisions</text:p>
            </chart:title>
            <chart:grid chart:style-name="ch8" chart:class="major"/>
          </chart:axis>
          <chart:series chart:style-name="ch9" chart:values-cell-range-address="data1.B1:data1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0">
                <text:p>4680</text:p>
                <draw:g>
                  <svg:desc>data1.B1:data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